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slahari1 Today's date: 07-12-17</text:p>
      <text:h text:style-name="Heading_20_1" text:outline-level="1">What tools have you we worked with so far in this class?</text:h>
      <text:list text:style-name="L2">
        <text:list-item>
          <text:p text:style-name="P2">remote systems like <text:span text:style-name="T3">github</text:span></text:p>
        </text:list-item>
      </text:list>
      <text:list text:style-name="L3">
        <text:list-item>
          <text:p text:style-name="P3">and how to operate them</text:p>
        </text:list-item>
      </text:list>
      <text:list text:style-name="L4">
        <text:list-item>
          <text:p text:style-name="P4">version control software like <text:span text:style-name="T4">jekyll</text:span></text:p>
        </text:list-item>
      </text:list>
      <text:list text:style-name="L5">
        <text:list-item>
          <text:p text:style-name="P5">and how to use them to maintain workflow</text:p>
        </text:list-item>
      </text:list>
      <text:list text:style-name="L6">
        <text:list-item>
          <text:p text:style-name="P6">software that aids in text conversion</text:p>
        </text:list-item>
      </text:list>
      <text:h text:style-name="Heading_20_2" text:outline-level="2">Which have you found most potentially useful?</text:h>
      <text:p text:style-name="First_20_paragraph">I have found working with github really useful for the future.</text:p>
      <text:h text:style-name="Heading_20_3" text:outline-level="3">Why?</text:h>
      <text:p text:style-name="First_20_paragraph">I think that I will use this to manage my work efficiently and also to create websites of my <text:span text:style-name="T5">own</text:span>.</text:p>
      <text:h text:style-name="Heading_20_1" text:outline-level="1">What tools have been the most difficult to learn?</text:h>
      <text:list text:style-name="L7">
        <text:list-item>
          <text:p text:style-name="P7">github</text:p>
        </text:list-item>
      </text:list>
      <text:h text:style-name="Heading_20_2" text:outline-level="2">Why have they been particularly difficult to learn and use?</text:h>
      <text:p text:style-name="First_20_paragraph">I think for a beginner, understanding the scope of the use of github and how you can use it efficiently can take some time.</text:p>
      <text:h text:style-name="Heading_20_1" text:outline-level="1">What tools would you like to learn more about?</text:h>
      <text:p text:style-name="First_20_paragraph">I would love to learn more about pandoc and how I can implement it to make conversion easier.</text:p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8">
        <text:list-item>
          <text:p text:style-name="P8">I want you to change the name of the file to your GitHub username.</text:p>
        </text:list-item>
        <text:list-item>
          <text:p text:style-name="P8">You will then work as a group to convert the file to HTML, DOCX, and ODT formats, per the instructions in class.</text:p>
        </text:list-item>
        <text:list-item>
          <text:p text:style-name="P8">Then I want you to add, commit, and push your changes.</text:p>
        </text:list-item>
        <text:list-item>
          <text:p text:style-name="P8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